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7d161" officeooo:paragraph-rsid="0017d161"/>
    </style:style>
    <style:style style:name="P2" style:family="paragraph" style:parent-style-name="Standard">
      <style:text-properties officeooo:rsid="0017e3dc" officeooo:paragraph-rsid="0017e3dc"/>
    </style:style>
    <style:style style:name="P3" style:family="paragraph" style:parent-style-name="Standard">
      <style:text-properties officeooo:rsid="001991e6" officeooo:paragraph-rsid="001991e6"/>
    </style:style>
    <style:style style:name="P4" style:family="paragraph" style:parent-style-name="Standard">
      <style:text-properties officeooo:rsid="001b0cce" officeooo:paragraph-rsid="001b0cce"/>
    </style:style>
    <style:style style:name="P5" style:family="paragraph" style:parent-style-name="Standard">
      <style:text-properties officeooo:rsid="001991e6" officeooo:paragraph-rsid="001991e6"/>
    </style:style>
    <style:style style:name="P6" style:family="paragraph" style:parent-style-name="Standard">
      <style:text-properties officeooo:rsid="001e9db8" officeooo:paragraph-rsid="001e9db8"/>
    </style:style>
    <style:style style:name="P7" style:family="paragraph" style:parent-style-name="Standard">
      <style:text-properties officeooo:rsid="0020491c" officeooo:paragraph-rsid="0020491c"/>
    </style:style>
    <style:style style:name="P8" style:family="paragraph" style:parent-style-name="Standard">
      <style:text-properties fo:color="#2a6099" officeooo:rsid="0020491c" officeooo:paragraph-rsid="0020491c"/>
    </style:style>
    <style:style style:name="P9" style:family="paragraph" style:parent-style-name="Standard">
      <style:text-properties fo:color="#2a6099" officeooo:rsid="0020491c" officeooo:paragraph-rsid="00205327"/>
    </style:style>
    <style:style style:name="P10" style:family="paragraph" style:parent-style-name="Standard">
      <style:text-properties fo:color="#2a6099" officeooo:rsid="00205327" officeooo:paragraph-rsid="00205327"/>
    </style:style>
    <style:style style:name="P11" style:family="paragraph" style:parent-style-name="Standard">
      <style:text-properties fo:color="#2a6099" officeooo:rsid="002168b0" officeooo:paragraph-rsid="002168b0"/>
    </style:style>
    <style:style style:name="P12" style:family="paragraph" style:parent-style-name="Standard">
      <style:text-properties fo:color="#2a6099" officeooo:rsid="0021f087" officeooo:paragraph-rsid="0021f087"/>
    </style:style>
    <style:style style:name="P13" style:family="paragraph" style:parent-style-name="Standard">
      <style:text-properties officeooo:rsid="002168b0" officeooo:paragraph-rsid="002168b0"/>
    </style:style>
    <style:style style:name="P14" style:family="paragraph" style:parent-style-name="Standard">
      <style:text-properties officeooo:paragraph-rsid="0021f087"/>
    </style:style>
    <style:style style:name="P15" style:family="paragraph" style:parent-style-name="Standard">
      <style:text-properties officeooo:rsid="0022d355" officeooo:paragraph-rsid="0022d355"/>
    </style:style>
    <style:style style:name="P16" style:family="paragraph" style:parent-style-name="Standard">
      <style:text-properties officeooo:rsid="0023ad04" officeooo:paragraph-rsid="0023ad04"/>
    </style:style>
    <style:style style:name="T1" style:family="text">
      <style:text-properties fo:color="#2a6099"/>
    </style:style>
    <style:style style:name="T2" style:family="text">
      <style:text-properties fo:color="#2a6099" officeooo:rsid="0021f087"/>
    </style:style>
    <style:style style:name="T3" style:family="text">
      <style:text-properties officeooo:rsid="00205327"/>
    </style:style>
    <style:style style:name="T4" style:family="text">
      <style:text-properties officeooo:rsid="002168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at forcés: Taxe d’habitation</text:p>
      <text:p text:style-name="P2"/>
      <text:p text:style-name="P2">Contrats intuitu personae: Assurance maladie, Assurance vie est dénouer au décès</text:p>
      <text:p text:style-name="P2"/>
      <text:p text:style-name="P3">Clause leonine: qui désiquilibre le contrat. </text:p>
      <text:p text:style-name="P4">Close abusive,</text:p>
      <text:p text:style-name="P3"/>
      <text:p text:style-name="P3">Contrat de location</text:p>
      <text:p text:style-name="P3"/>
      <text:p text:style-name="P3"/>
      <text:p text:style-name="P6">Séance 3:</text:p>
      <text:p text:style-name="P6"/>
      <text:p text:style-name="P6">Je suis ingénieur patrimonial ayant habilité à faire du conseil juridique au titre de la CJA (Competence juridique approprié)</text:p>
      <text:p text:style-name="P6">Dans le cadre d’un rdv patrimonial, on est venu m’exposer les faits suivants: Mes clients souhaitent vendre une maison ( la maison de leurs parents décédés) qui comporte une grande maison, une maison plein pied de 150m² une piscine de 15m² et un très grand jardin arboré.</text:p>
      <text:p text:style-name="P6">A ce titre, l’une des quatres filles fait visiter la maison par des agents immobiliers afin d’avoir une estimation.</text:p>
      <text:p text:style-name="P6">Un des deux agents immobiliers quelques jours plus tard, emene ses propres parents visiter la maison. </text:p>
      <text:p text:style-name="P6">Un mois plus tard, la fille en quesiton reçoit une proposition mentionant la volontée d’acheter l’ensemble avec la mesure approximative du terrain, l’addresse le prix, en spécifiant que le reglement en cash 420.000 €</text:p>
      <text:p text:style-name="P6">La maison, le terrain, et la piscine avec un montant approximative du terrain. ( sans bornage )</text:p>
      <text:p text:style-name="P6">Ils apportent un acompte de 5.000 €</text:p>
      <text:p text:style-name="P7">L’offre est valable 3 mois, elle tombe donc a échance le 2 Septembre.</text:p>
      <text:p text:style-name="P7">-Pendant les 3 mois rien ne se passe, pas de prise de contact avec le notaire, pas de versement de l’acompte.</text:p>
      <text:p text:style-name="P7">7-8 Septembre.</text:p>
      <text:p text:style-name="P7">Après relance chez le notaire, l’acompte se transforme en dépôt de garantie.</text:p>
      <text:p text:style-name="P7">L’acte notarié commence à avoir </text:p>
      <text:p text:style-name="P7"/>
      <text:p text:style-name="P7">1) Est-ce que le contrat qu’ils ont reçu est valable tant sur le fond que sur la forme?</text:p>
      <text:p text:style-name="P7"/>
      <text:p text:style-name="P8">Conditions de fond <text:span text:style-name="T3">&amp; forme</text:span>:</text:p>
      <text:p text:style-name="P8">Le papier reçu ont bien les conditions de fond et de validité de forme d’<text:span text:style-name="T3">un </text:span>contrat:</text:p>
      <text:p text:style-name="P8"><text:tab/>-Un prix, déterminé ou déterminable</text:p>
      <text:p text:style-name="P9"><text:tab/>-La quantité est aussi déterminé ou déterminable</text:p>
      <text:p text:style-name="P9"><text:tab/>-<text:span text:style-name="T3">Elle est bien capé dans le temps, durée de 3 mois.</text:span></text:p>
      <text:p text:style-name="P10">Nous avons donc un engagement contractuel.</text:p>
      <text:p text:style-name="P10"/>
      <text:p text:style-name="P10"/>
      <text:p text:style-name="P10">Il n’y a cependant pas eu de visite pour la signature d’un bon de visite.</text:p>
      <text:p text:style-name="P10">Qui est le premier engagement contractuel.</text:p>
      <text:p text:style-name="P10">Il y aurait du avoir un mandat de signer.</text:p>
      <text:p text:style-name="P10">“Usurpation de la qualité d’agent immobilier.”</text:p>
      <text:p text:style-name="P10">Qui detient la carteté?</text:p>
      <text:p text:style-name="P10">(Deontologie et droit de l’immobilier)</text:p>
      <text:p text:style-name="P10"/>
      <text:p text:style-name="P10"><text:soft-page-break/>C’est l’agent immobilier qui a presenter le bien.</text:p>
      <text:p text:style-name="P10">La première mise en relation à travers un professionel</text:p>
      <text:p text:style-name="P7"/>
      <text:p text:style-name="P7">2) Qu’en est-il devenu de l’acompte?</text:p>
      <text:p text:style-name="P7"/>
      <text:p text:style-name="P10">Acompte: Paiement partiel à valoir sur le montant d’une somme due.</text:p>
      <text:p text:style-name="P11">L’acompte n’a jamais été versé.</text:p>
      <text:p text:style-name="P7"/>
      <text:p text:style-name="P7">3) Différence entre acompte et dépôt de garantie?</text:p>
      <text:p text:style-name="P7"/>
      <text:p text:style-name="P10">Dépôt de garantie est une somme versée par le locataire au propriétaire qui sera utilisée en cas de dégradation. Il y a restitution au locataire, si aucune dégradation n’est constatée.</text:p>
      <text:p text:style-name="P7"/>
      <text:p text:style-name="P7">4) Compte s<text:span text:style-name="T4">éques</text:span>tre</text:p>
      <text:p text:style-name="P7"/>
      <text:p text:style-name="P11">Compte séquestre: compte sur le quel la somme que vous y versez reste indisponible jusqu’à ce que la vente définitive soit conclue.</text:p>
      <text:p text:style-name="P11">Le séquestre est une acompte versé par l’acheteur d’un bien immobilier.</text:p>
      <text:p text:style-name="P11">Un achat immobilier s’accompagne généralement de la signature d’un avant-contrat.</text:p>
      <text:p text:style-name="P11"/>
      <text:p text:style-name="P7"/>
      <text:p text:style-name="P7">5) Au titre de la qualité d’agent immobilier, est-ce normale que l’agent ait utilisé ses comptences d’agent immobilier pour faire profiter sa famille?</text:p>
      <text:p text:style-name="P7">Est-il dans le cadre se da déontologie, de son formalisme?</text:p>
      <text:p text:style-name="P7"/>
      <text:p text:style-name="P7">Peut-on faire annuler la vente? Conditions suspensives</text:p>
      <text:p text:style-name="P13"/>
      <text:p text:style-name="P11">Rendez-vous de compromis de vente </text:p>
      <text:p text:style-name="P11"/>
      <text:p text:style-name="P12">L’acompte n’a pas été versé, donc on doute de la véracité.</text:p>
      <text:p text:style-name="P12">L’offre n’est plus adapté, car une condition suspensive ça se paie. C’est une notion de complement de prix. La notion de garantie se paie.</text:p>
      <text:p text:style-name="P14"><text:span text:style-name="T2">« Il faut dire que l’offre n’est plus adapté et ne pas proposer un autre montant si on souhaite sortir de la table de négotiations »</text:span></text:p>
      <text:p text:style-name="P12"/>
      <text:p text:style-name="P14"><text:span text:style-name="T2">ça pourrait être une stratégie des acheteurs. Ne pas immobiliser les fonds. Des questions deontologiques a ce poser.</text:span></text:p>
      <text:p text:style-name="P14"><text:span text:style-name="T2"/></text:p>
      <text:p text:style-name="P15"><text:span text:style-name="T2">L</text:span><text:span text:style-name="T1">ettre d’achat / proposition d’achat : lettre récomandée avec avis de réception</text:span></text:p>
      <text:p text:style-name="P15"><text:span text:style-name="T1"/></text:p>
      <text:p text:style-name="P15"><text:span text:style-name="T1">Provenance des fonds / lutte contre le blanchissement d’argent.</text:span></text:p>
      <text:p text:style-name="P15"><text:span text:style-name="T1"/></text:p>
      <text:p text:style-name="P15"><text:span text:style-name="T1">Erreur sur la prestation : Si il y a erreur sur la personne, il y erreur sur la prestation.</text:span></text:p>
      <text:p text:style-name="P15"><text:span text:style-name="T1">Erreur sur la personne : </text:span></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oft-page-break/><text:span text:style-name="T1"/></text:p>
      <text:p text:style-name="P16"><text:span text:style-name="T1">Page 117 &amp; Article 1113 du code civil</text:span></text:p>
      <text:p text:style-name="P1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d161" officeooo:paragraph-rsid="0017d1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oit des affair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5:05:25.319948413</meta:creation-date>
    <dc:date>2021-10-06T17:02:16.053473131</dc:date>
    <meta:editing-duration>PT1H11M35S</meta:editing-duration>
    <meta:editing-cycles>4</meta:editing-cycles>
    <meta:generator>LibreOffice/6.4.7.2$Linux_X86_64 LibreOffice_project/40$Build-2</meta:generator>
    <meta:document-statistic meta:table-count="0" meta:image-count="0" meta:object-count="0" meta:page-count="3" meta:paragraph-count="56" meta:word-count="658" meta:character-count="3923" meta:non-whitespace-character-count="3315"/>
  </office:meta>
</office:document-meta>
</file>